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2.833cm" style:rel-column-width="10922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F1" style:family="table-cell">
      <style:table-cell-properties fo:padding="0.097cm" fo:border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3.399cm" style:rel-column-width="13107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E1" style:family="table-cell">
      <style:table-cell-properties fo:padding="0.097cm" fo:border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2.833cm" style:rel-column-width="1092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F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3 – PL/SQL - Triggers</text:p>
      <text:p text:style-name="P1"/>
      <text:p text:style-name="P1">ORD</text:p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6">ORDID</text:p>
          </table:table-cell>
          <table:table-cell table:style-name="Tableau1.A1" office:value-type="string">
            <text:p text:style-name="P6">ORDERDATE</text:p>
          </table:table-cell>
          <table:table-cell table:style-name="Tableau1.A1" office:value-type="string">
            <text:p text:style-name="P6">COMMPLAN</text:p>
          </table:table-cell>
          <table:table-cell table:style-name="Tableau1.A1" office:value-type="string">
            <text:p text:style-name="P6">CUSTID</text:p>
          </table:table-cell>
          <table:table-cell table:style-name="Tableau1.A1" office:value-type="string">
            <text:p text:style-name="P6">SHIPDATE</text:p>
          </table:table-cell>
          <table:table-cell table:style-name="Tableau1.F1" office:value-type="string">
            <text:p text:style-name="P6">TOTAL</text:p>
          </table:table-cell>
        </table:table-row>
      </table:table>
      <text:p text:style-name="P1"><text:s/></text:p>
      <text:p text:style-name="P1">ITEM</text:p>
      <table:table table:name="Tableau2" table:style-name="Tableau2">
        <table:table-column table:style-name="Tableau2.A" table:number-columns-repeated="6"/>
        <table:table-row>
          <table:table-cell table:style-name="Tableau2.A1" office:value-type="string">
            <text:p text:style-name="P6">ORDID</text:p>
          </table:table-cell>
          <table:table-cell table:style-name="Tableau2.A1" office:value-type="string">
            <text:p text:style-name="P6">ITEMID</text:p>
          </table:table-cell>
          <table:table-cell table:style-name="Tableau2.A1" office:value-type="string">
            <text:p text:style-name="P6">PRODID</text:p>
          </table:table-cell>
          <table:table-cell table:style-name="Tableau2.A1" office:value-type="string">
            <text:p text:style-name="P6">ACTUAL PRICE</text:p>
          </table:table-cell>
          <table:table-cell table:style-name="Tableau2.A1" office:value-type="string">
            <text:p text:style-name="P6">QTY</text:p>
          </table:table-cell>
          <table:table-cell table:style-name="Tableau2.F1" office:value-type="string">
            <text:p text:style-name="P6">ITEMTOT</text:p>
          </table:table-cell>
        </table:table-row>
      </table:table>
      <text:p text:style-name="P1"/>
      <text:p text:style-name="P1">CUSTOMER</text:p>
      <table:table table:name="Tableau3" table:style-name="Tableau3">
        <table:table-column table:style-name="Tableau3.A" table:number-columns-repeated="6"/>
        <table:table-row>
          <table:table-cell table:style-name="Tableau3.A1" office:value-type="string">
            <text:p text:style-name="P6">CUSTID</text:p>
          </table:table-cell>
          <table:table-cell table:style-name="Tableau3.A1" office:value-type="string">
            <text:p text:style-name="P6">NAME</text:p>
          </table:table-cell>
          <table:table-cell table:style-name="Tableau3.A1" office:value-type="string">
            <text:p text:style-name="P6">ADDRESS</text:p>
          </table:table-cell>
          <table:table-cell table:style-name="Tableau3.A1" office:value-type="string">
            <text:p text:style-name="P6">CITY</text:p>
          </table:table-cell>
          <table:table-cell table:style-name="Tableau3.A1" office:value-type="string">
            <text:p text:style-name="P6">STATE</text:p>
          </table:table-cell>
          <table:table-cell table:style-name="Tableau3.F1" office:value-type="string">
            <text:p text:style-name="P6">ZIP</text:p>
          </table:table-cell>
        </table:table-row>
        <table:table-row>
          <table:table-cell table:style-name="Tableau3.A2" office:value-type="string">
            <text:p text:style-name="P6">AREA</text:p>
          </table:table-cell>
          <table:table-cell table:style-name="Tableau3.A2" office:value-type="string">
            <text:p text:style-name="P6">PHONE</text:p>
          </table:table-cell>
          <table:table-cell table:style-name="Tableau3.A2" office:value-type="string">
            <text:p text:style-name="P6">REPID</text:p>
          </table:table-cell>
          <table:table-cell table:style-name="Tableau3.A2" table:number-columns-spanned="2" office:value-type="string">
            <text:p text:style-name="P6">CREDIT LIMIT</text:p>
          </table:table-cell>
          <table:covered-table-cell/>
          <table:table-cell table:style-name="Tableau3.F2" office:value-type="string">
            <text:p text:style-name="P6">COMMENTS</text:p>
          </table:table-cell>
        </table:table-row>
      </table:table>
      <text:p text:style-name="P1"/>
      <text:p text:style-name="P1">PRODUCT</text:p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6">PRODID</text:p>
          </table:table-cell>
          <table:table-cell table:style-name="Tableau4.B1" office:value-type="string">
            <text:p text:style-name="P6">DESCRIP</text:p>
          </table:table-cell>
        </table:table-row>
      </table:table>
      <text:p text:style-name="P1"/>
      <text:p text:style-name="P1">PRICE</text:p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6">PRODID</text:p>
          </table:table-cell>
          <table:table-cell table:style-name="Tableau5.A1" office:value-type="string">
            <text:p text:style-name="P6">STDPRICE</text:p>
          </table:table-cell>
          <table:table-cell table:style-name="Tableau5.A1" office:value-type="string">
            <text:p text:style-name="P6">MINPRICE</text:p>
          </table:table-cell>
          <table:table-cell table:style-name="Tableau5.A1" office:value-type="string">
            <text:p text:style-name="P6">STARTDATE</text:p>
          </table:table-cell>
          <table:table-cell table:style-name="Tableau5.E1" office:value-type="string">
            <text:p text:style-name="P6">ENDDATE</text:p>
          </table:table-cell>
        </table:table-row>
      </table:table>
      <text:p text:style-name="P1"/>
      <text:p text:style-name="P1"/>
      <text:p text:style-name="P1"/>
      <text:p text:style-name="P1">Exercice 1 :</text:p>
      <text:p text:style-name="P1"/>
      <text:p text:style-name="P4">Create or Replace TRIGGER inser_tot AFTER INSERT or UPDATE or DELETE on ITEM</text:p>
      <text:p text:style-name="P4">FOR EACH ROW</text:p>
      <text:p text:style-name="P4"/>
      <text:p text:style-name="P4">Begin</text:p>
      <text:p text:style-name="P4">UPDATE ORD</text:p>
      <text:p text:style-name="P4">Set total = (select sum(itemtot) from ITEM where ordid = :new.ordid)</text:p>
      <text:p text:style-name="P4">end</text:p>
      <text:p text:style-name="P4">/</text:p>
      <text:p text:style-name="P1"/>
      <text:p text:style-name="P5">Solution prof :</text:p>
      <text:p text:style-name="P1"/>
      <text:p text:style-name="P1">Create or replace trigger inser_tot</text:p>
      <text:p text:style-name="P1">after insert or update or delete on item</text:p>
      <text:p text:style-name="P1">for each row</text:p>
      <text:p text:style-name="P1">declare</text:p>
      <text:p text:style-name="P1"><text:tab/>commande item.ordid%type;</text:p>
      <text:p text:style-name="P1">begin</text:p>
      <text:p text:style-name="P1"><text:tab/>if inserting or updating</text:p>
      <text:p text:style-name="P1"><text:tab/>then commande := :new.ordid;</text:p>
      <text:p text:style-name="P1"><text:tab/>end if;</text:p>
      <text:p text:style-name="P1"/>
      <text:p text:style-name="P1"><text:tab/>if deleting</text:p>
      <text:p text:style-name="P1"><text:tab/>then commande := :old.ordid;</text:p>
      <text:p text:style-name="P1"><text:tab/>end if;</text:p>
      <text:p text:style-name="P1"/>
      <text:p text:style-name="P1"><text:soft-page-break/></text:p>
      <text:p text:style-name="P1">update ord</text:p>
      <text:p text:style-name="P1">set total = (select sum(itemtot) from item where ordid = commande)</text:p>
      <text:p text:style-name="P1">where ordid = commande;</text:p>
      <text:p text:style-name="P1">end;</text:p>
      <text:p text:style-name="P1">/</text:p>
      <text:p text:style-name="P1"/>
      <text:p text:style-name="P1"/>
      <text:p text:style-name="P1">Exercice 2 :</text:p>
      <text:p text:style-name="P1"/>
      <text:p text:style-name="P1">avec BEFORE :</text:p>
      <text:p text:style-name="P1"/>
      <text:p text:style-name="P1">CREATE or REPLACE trigger num_i</text:p>
      <text:p text:style-name="P1">BEFORE INSERT or UPDATE</text:p>
      <text:p text:style-name="P1">on ITEM</text:p>
      <text:p text:style-name="P1">FOR EACH ROW</text:p>
      <text:p text:style-name="P1"/>
      <text:p text:style-name="P1">BEGIN</text:p>
      <text:p text:style-name="P1"/>
      <text:p text:style-name="P1">if (:new.itemtot != :new.actualprice * :new.qty)</text:p>
      <text:p text:style-name="P1">then :new.itemtot := :new.actualprice * :new.qty</text:p>
      <text:p text:style-name="P1">endif</text:p>
      <text:p text:style-name="P1"/>
      <text:p text:style-name="P1">e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vec AFTER</text:p>
      <text:p text:style-name="P1"/>
      <text:p text:style-name="P1">CREATE or REPLACE trigger sol_2</text:p>
      <text:p text:style-name="P1">AFTER INSERT or UPDATE</text:p>
      <text:p text:style-name="P1">on ITEM</text:p>
      <text:p text:style-name="P1">FOR EACH ROW</text:p>
      <text:p text:style-name="P1"/>
      <text:p text:style-name="P1">BEGIN</text:p>
      <text:p text:style-name="P1"/>
      <text:p text:style-name="P1">update item set itemtot = :new.actualprice * :new.qty</text:p>
      <text:p text:style-name="P1">where :new.itemid = itemid</text:p>
      <text:p text:style-name="P1">end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ZOUHIRI Malik – Groupe Info 2B – BD (25/11)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58M47S</meta:editing-duration>
    <meta:editing-cycles>13</meta:editing-cycles>
    <meta:generator>OpenOffice/4.1.0$Win32 OpenOffice.org_project/410m18$Build-9764</meta:generator>
    <dc:date>2014-11-25T15:58:29.82</dc:date>
    <dc:creator>Malik Zouhiri</dc:creator>
    <meta:document-statistic meta:table-count="5" meta:image-count="0" meta:object-count="0" meta:page-count="3" meta:paragraph-count="84" meta:word-count="212" meta:character-count="1207"/>
    <meta:user-defined meta:name="Info 1"/>
    <meta:user-defined meta:name="Info 2"/>
    <meta:user-defined meta:name="Info 3"/>
    <meta:user-defined meta:name="Info 4"/>
  </office:meta>
</office:document-meta>
</file>